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02000000020B2FF2A327EABC87D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Calibri" svg:font-family="Calibri"/>
    <style:font-face style:name="Cambria2" svg:font-family="Cambria"/>
    <style:font-face style:name="FreeSans1" svg:font-family="FreeSans" style:font-family-generic="swiss"/>
    <style:font-face style:name="Cambria1" svg:font-family="Cambria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Liberation Sans1" svg:font-family="'Liberation Sans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ella1" style:family="table">
      <style:table-properties style:width="14.651cm" table:align="margins" style:writing-mode="lr-tb"/>
    </style:style>
    <style:style style:name="Tabella1.A" style:family="table-column">
      <style:table-column-properties style:column-width="0.91cm" style:rel-column-width="516*"/>
    </style:style>
    <style:style style:name="Tabella1.B" style:family="table-column">
      <style:table-column-properties style:column-width="2.498cm" style:rel-column-width="1416*"/>
    </style:style>
    <style:style style:name="Tabella1.C" style:family="table-column">
      <style:table-column-properties style:column-width="11.243cm" style:rel-column-width="6374*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officeooo:rsid="0024f411" officeooo:paragraph-rsid="0024f411" style:font-size-asian="10pt" style:font-size-complex="10pt"/>
    </style:style>
    <style:style style:name="P3" style:family="paragraph" style:parent-style-name="Standard">
      <style:text-properties fo:font-size="10pt" officeooo:rsid="002668ea" officeooo:paragraph-rsid="002668ea" style:font-size-asian="10pt" style:font-size-complex="10pt"/>
    </style:style>
    <style:style style:name="P4" style:family="paragraph" style:parent-style-name="Standard">
      <style:text-properties fo:font-size="10pt" officeooo:paragraph-rsid="002668ea" style:font-size-asian="10pt" style:font-size-complex="10pt"/>
    </style:style>
    <style:style style:name="P5" style:family="paragraph" style:parent-style-name="Standard">
      <style:text-properties fo:color="#252525" style:font-name="Helvetica" fo:font-size="10.5pt" fo:background-color="#ffffff" style:font-name-asian="Times New Roman" style:font-size-asian="10.5pt" style:font-name-complex="Times New Roman" style:font-size-complex="10.5pt"/>
    </style:style>
    <style:style style:name="P6" style:family="paragraph" style:parent-style-name="Standard">
      <style:text-properties style:font-name="Times" fo:font-size="10pt" style:font-name-asian="Times New Roman" style:font-size-asian="10pt" style:font-name-complex="Times New Roman" style:font-size-complex="10pt"/>
    </style:style>
    <style:style style:name="P7" style:family="paragraph" style:parent-style-name="Standard" style:master-page-name="Standard">
      <style:paragraph-properties style:page-number="auto"/>
      <style:text-properties officeooo:paragraph-rsid="002ca870"/>
    </style:style>
    <style:style style:name="P8" style:family="paragraph" style:parent-style-name="List_20_Paragraph" style:list-style-name="WWNum3"/>
    <style:style style:name="P9" style:family="paragraph" style:parent-style-name="List_20_Paragraph" style:list-style-name="WWNum3">
      <style:text-properties officeooo:paragraph-rsid="001f754c"/>
    </style:style>
    <style:style style:name="P10" style:family="paragraph" style:parent-style-name="List_20_Paragraph" style:list-style-name="WWNum3">
      <style:text-properties officeooo:paragraph-rsid="0020ca19"/>
    </style:style>
    <style:style style:name="P11" style:family="paragraph" style:parent-style-name="List_20_Paragraph">
      <style:paragraph-properties fo:margin-left="0cm" fo:margin-right="0cm" fo:text-indent="0cm" style:auto-text-indent="false"/>
      <style:text-properties fo:font-size="10pt" officeooo:rsid="0024f411" officeooo:paragraph-rsid="0024f411" style:font-size-asian="10pt" style:font-size-complex="10pt"/>
    </style:style>
    <style:style style:name="P12" style:family="paragraph" style:parent-style-name="Table_20_Contents">
      <style:text-properties fo:font-size="10pt" officeooo:rsid="0024f411" officeooo:paragraph-rsid="0024f411" style:font-size-asian="10pt" style:font-size-complex="10pt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5" style:family="paragraph">
      <loext:graphic-properties draw:fill="none" draw:fill-color="#729fcf" draw:fill-gradient-name="Gradient_20_2" draw:fill-hatch-name="Hatching_20_46" draw:fill-image-name="Bitmap_20_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729fcf" draw:fill-gradient-name="Gradient_20_2" draw:fill-hatch-name="Hatching_20_47" draw:fill-image-name="Bitmap_20_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none" draw:fill-color="#729fcf" draw:fill-gradient-name="Gradient_20_2" draw:fill-hatch-name="Hatching_20_48" draw:fill-image-name="Bitmap_20_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 draw:fill-color="#729fcf" draw:fill-gradient-name="Gradient_20_2" draw:fill-hatch-name="Hatching_20_49" draw:fill-image-name="Bitmap_20_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 draw:fill-color="#729fcf" draw:fill-gradient-name="Gradient_20_2" draw:fill-hatch-name="Hatching_20_50" draw:fill-image-name="Bitmap_20_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none" draw:fill-color="#729fcf" draw:fill-gradient-name="Gradient_20_2" draw:fill-hatch-name="Hatching_20_51" draw:fill-image-name="Bitmap_20_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 draw:fill-color="#729fcf" draw:fill-gradient-name="Gradient_20_2" draw:fill-hatch-name="Hatching_20_52" draw:fill-image-name="Bitmap_20_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none" draw:fill-color="#729fcf" draw:fill-gradient-name="Gradient_20_2" draw:fill-hatch-name="Hatching_20_53" draw:fill-image-name="Bitmap_20_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none" draw:fill-color="#729fcf" draw:fill-gradient-name="Gradient_20_2" draw:fill-hatch-name="Hatching_20_54" draw:fill-image-name="Bitmap_20_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1f754c" style:font-size-asian="10pt" style:font-size-complex="10pt"/>
    </style:style>
    <style:style style:name="T3" style:family="text">
      <style:text-properties fo:font-size="10pt" officeooo:rsid="0020ca19" style:font-size-asian="10pt" style:font-size-complex="10pt"/>
    </style:style>
    <style:style style:name="T4" style:family="text">
      <style:text-properties fo:font-size="10pt" officeooo:rsid="0022934e" style:font-size-asian="10pt" style:font-size-complex="10pt"/>
    </style:style>
    <style:style style:name="T5" style:family="text">
      <style:text-properties fo:font-size="10pt" officeooo:rsid="0023f72a" style:font-size-asian="10pt" style:font-size-complex="10pt"/>
    </style:style>
    <style:style style:name="T6" style:family="text">
      <style:text-properties fo:color="#252525" style:font-name="Helvetica" fo:font-size="10.5pt" fo:background-color="#ffffff" loext:char-shading-value="0" style:font-name-asian="Times New Roman" style:font-size-asian="10.5pt" style:font-name-complex="Times New Roman" style:font-size-complex="10.5pt"/>
    </style:style>
    <style:style style:name="T7" style:family="text">
      <style:text-properties fo:color="#252525" style:font-name="Helvetica" fo:font-size="10.5pt" fo:font-weight="bold" fo:background-color="#ffffff" loext:char-shading-value="0" style:font-name-asian="Times New Roman" style:font-size-asian="10.5pt" style:font-weight-asian="bold" style:font-name-complex="Times New Roman" style:font-size-complex="10.5pt" style:font-weight-complex="bold"/>
    </style:style>
    <style:style style:name="T8" style:family="text">
      <style:text-properties fo:color="#0b0080" style:font-name="Helvetica" fo:font-size="10.5pt" fo:background-color="#ffffff" loext:char-shading-value="0" style:font-name-asian="Times New Roman" style:font-size-asian="10.5pt" style:font-name-complex="Times New Roman" style:font-size-complex="10.5pt"/>
    </style:style>
    <style:style style:name="T9" style:family="text">
      <style:text-properties style:font-name="Times" fo:font-size="10pt" style:font-name-asian="Times New Roman" style:font-size-asian="10pt" style:font-name-complex="Times New Roman" style:font-size-complex="10pt"/>
    </style:style>
    <style:style style:name="T10" style:family="text">
      <style:text-properties style:font-name="Times" fo:font-size="10pt" officeooo:rsid="0024f411" style:font-name-asian="Times New Roman" style:font-size-asian="10pt" style:font-name-complex="Times New Roman" style:font-size-complex="10pt"/>
    </style:style>
    <style:style style:name="T11" style:family="text">
      <style:text-properties officeooo:rsid="0025c26f"/>
    </style:style>
    <style:style style:name="T12" style:family="text">
      <style:text-properties officeooo:rsid="0026c783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16pt" fo:letter-spacing="normal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cm" svg:stroke-color="#ff66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true" draw:fit-to-size="false" fo:min-height="0cm" fo:min-width="0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ff66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true" draw:fit-to-size="false" fo:min-height="0cm" fo:min-width="0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ff66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true" draw:fit-to-size="false" fo:min-height="0cm" fo:min-width="0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ff66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true" draw:fit-to-size="false" fo:min-height="0cm" fo:min-width="0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ff66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true" draw:fit-to-size="false" fo:min-height="0cm" fo:min-width="0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ff66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true" draw:fit-to-size="false" fo:min-height="0cm" fo:min-width="0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solid" draw:stroke-dash="Dash_20_4" svg:stroke-width="0cm" svg:stroke-color="#000000" draw:marker-start="" draw:marker-start-width="0.199cm" draw:marker-start-center="false" draw:marker-end="Arrow" draw:marker-end-width="0.3cm" draw:marker-end-center="false" draw:fill="none" draw:fill-color="#729fcf" draw:fill-gradient-name="Gradient_20_2" draw:fill-hatch-name="Hatching_20_46" draw:fill-image-name="Bitmap_20_1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draw:stroke-dash="Dash_20_5" svg:stroke-width="0cm" svg:stroke-color="#000000" draw:marker-start="" draw:marker-start-width="0.199cm" draw:marker-start-center="false" draw:marker-end="Arrow" draw:marker-end-width="0.3cm" draw:marker-end-center="false" draw:fill="none" draw:fill-color="#729fcf" draw:fill-gradient-name="Gradient_20_2" draw:fill-hatch-name="Hatching_20_47" draw:fill-image-name="Bitmap_20_1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draw:stroke-dash="Dash_20_6" svg:stroke-width="0cm" svg:stroke-color="#000000" draw:marker-start="" draw:marker-start-width="0.199cm" draw:marker-start-center="false" draw:marker-end="Arrow" draw:marker-end-width="0.3cm" draw:marker-end-center="false" draw:fill="none" draw:fill-color="#729fcf" draw:fill-gradient-name="Gradient_20_2" draw:fill-hatch-name="Hatching_20_48" draw:fill-image-name="Bitmap_20_1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draw:stroke-dash="Dash_20_7" svg:stroke-width="0cm" svg:stroke-color="#000000" draw:marker-start="" draw:marker-start-width="0.199cm" draw:marker-start-center="false" draw:marker-end="Arrow" draw:marker-end-width="0.3cm" draw:marker-end-center="false" draw:fill="none" draw:fill-color="#729fcf" draw:fill-gradient-name="Gradient_20_2" draw:fill-hatch-name="Hatching_20_49" draw:fill-image-name="Bitmap_20_1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draw:stroke-dash="Dash_20_8" svg:stroke-width="0cm" svg:stroke-color="#000000" draw:marker-start="" draw:marker-start-width="0.199cm" draw:marker-start-center="false" draw:marker-end="Arrow" draw:marker-end-width="0.3cm" draw:marker-end-center="false" draw:fill="none" draw:fill-color="#729fcf" draw:fill-gradient-name="Gradient_20_2" draw:fill-hatch-name="Hatching_20_50" draw:fill-image-name="Bitmap_20_1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cm" svg:stroke-color="#ff66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true" draw:fit-to-size="false" fo:min-height="0cm" fo:min-width="0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cm" svg:stroke-color="#ff66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true" draw:fit-to-size="false" fo:min-height="0cm" fo:min-width="0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cm" svg:stroke-color="#ff66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true" draw:fit-to-size="false" fo:min-height="0cm" fo:min-width="0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cm" svg:stroke-color="#ff66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true" draw:fit-to-size="false" fo:min-height="0cm" fo:min-width="0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cm" svg:stroke-color="#ff66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true" draw:fit-to-size="false" fo:min-height="0cm" fo:min-width="0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solid" draw:stroke-dash="Dash_20_9" svg:stroke-width="0cm" svg:stroke-color="#000000" draw:marker-start="" draw:marker-start-width="0.199cm" draw:marker-start-center="false" draw:marker-end="Arrow" draw:marker-end-width="0.3cm" draw:marker-end-center="false" draw:fill="none" draw:fill-color="#729fcf" draw:fill-gradient-name="Gradient_20_2" draw:fill-hatch-name="Hatching_20_51" draw:fill-image-name="Bitmap_20_1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solid" draw:stroke-dash="Dash_20_10" svg:stroke-width="0cm" svg:stroke-color="#000000" draw:marker-start="" draw:marker-start-width="0.199cm" draw:marker-start-center="false" draw:marker-end="Arrow" draw:marker-end-width="0.3cm" draw:marker-end-center="false" draw:fill="none" draw:fill-color="#729fcf" draw:fill-gradient-name="Gradient_20_2" draw:fill-hatch-name="Hatching_20_52" draw:fill-image-name="Bitmap_20_1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solid" draw:stroke-dash="Dash_20_11" svg:stroke-width="0cm" svg:stroke-color="#000000" draw:marker-start="" draw:marker-start-width="0.199cm" draw:marker-start-center="false" draw:marker-end="Arrow" draw:marker-end-width="0.3cm" draw:marker-end-center="false" draw:fill="none" draw:fill-color="#729fcf" draw:fill-gradient-name="Gradient_20_2" draw:fill-hatch-name="Hatching_20_53" draw:fill-image-name="Bitmap_20_1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solid" draw:stroke-dash="Dash_20_12" svg:stroke-width="0cm" svg:stroke-color="#000000" draw:marker-start="" draw:marker-start-width="0.199cm" draw:marker-start-center="false" draw:marker-end="Arrow" draw:marker-end-width="0.3cm" draw:marker-end-center="false" draw:fill="none" draw:fill-color="#729fcf" draw:fill-gradient-name="Gradient_20_2" draw:fill-hatch-name="Hatching_20_54" draw:fill-image-name="Bitmap_20_1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g text:anchor-type="paragraph" draw:z-index="0" draw:style-name="gr1"><draw:custom-shape draw:name="TextBox 3" draw:style-name="gr2" draw:text-style-name="P14" xml:id="id1" draw:id="id1" svg:width="2.966cm" svg:height="0.929cm" svg:x="0cm" svg:y="1.002cm"><text:p text:style-name="P13"><text:span text:style-name="T13">Sensor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Box 4" draw:style-name="gr3" draw:text-style-name="P14" xml:id="id6" draw:id="id6" svg:width="3.603cm" svg:height="0.927cm" svg:x="6.8cm" svg:y="7.729cm"><text:p text:style-name="P13"><text:span text:style-name="T13">Actuator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Box 5" draw:style-name="gr4" draw:text-style-name="P14" xml:id="id3" draw:id="id3" svg:width="3.603cm" svg:height="0.927cm" svg:x="6.8cm" svg:y="2.93cm"><text:p text:style-name="P13"><text:span text:style-name="T13">Trigger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Box 6" draw:style-name="gr5" draw:text-style-name="P14" xml:id="id5" draw:id="id5" svg:width="3.603cm" svg:height="0.929cm" svg:x="6.8cm" svg:y="5.329cm"><text:p text:style-name="P13"><text:span text:style-name="T13">Action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Box 7" draw:style-name="gr6" draw:text-style-name="P14" xml:id="id2" draw:id="id2" svg:width="2.968cm" svg:height="0.929cm" svg:x="4.598cm" svg:y="1.002cm"><text:p text:style-name="P13"><text:span text:style-name="T13">Event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Box 8" draw:style-name="gr7" draw:text-style-name="P14" xml:id="id4" draw:id="id4" svg:width="2.966cm" svg:height="0.929cm" svg:x="9.834cm" svg:y="1.002cm"><text:p text:style-name="P13"><text:span text:style-name="T13">Timer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onnector draw:style-name="gr8" draw:text-style-name="P15" svg:x1="2.965cm" svg:y1="1.466cm" svg:x2="4.598cm" svg:y2="1.466cm" draw:start-shape="id1" draw:start-glue-point="1" draw:end-shape="id2" draw:end-glue-point="3" svg:d="M2965 1466h1633" svg:viewBox="0 0 1635 2"><text:p/></draw:connector><draw:connector draw:style-name="gr9" draw:text-style-name="P16" svg:x1="6.082cm" svg:y1="1.93cm" svg:x2="6.8cm" svg:y2="3.392cm" draw:start-shape="id2" draw:start-glue-point="2" draw:end-shape="id3" draw:end-glue-point="3" svg:d="M6082 1930v1462h718" svg:viewBox="0 0 720 1464"><text:p/></draw:connector><draw:connector draw:style-name="gr10" draw:text-style-name="P17" svg:x1="11.315cm" svg:y1="1.93cm" svg:x2="10.402cm" svg:y2="3.392cm" draw:start-shape="id4" draw:start-glue-point="2" draw:end-shape="id3" svg:d="M11315 1930v1462h-913" svg:viewBox="0 0 915 1464"><text:p/></draw:connector><draw:connector draw:style-name="gr11" draw:text-style-name="P18" svg:x1="8.601cm" svg:y1="3.856cm" svg:x2="8.601cm" svg:y2="5.329cm" draw:start-shape="id3" draw:start-glue-point="2" draw:end-shape="id5" draw:end-glue-point="0" svg:d="M8601 3856v1473" svg:viewBox="0 0 2 1475"><text:p/></draw:connector><draw:connector draw:style-name="gr12" draw:text-style-name="P19" svg:x1="8.601cm" svg:y1="6.257cm" svg:x2="8.601cm" svg:y2="7.729cm" draw:start-shape="id5" draw:start-glue-point="2" draw:end-shape="id6" draw:end-glue-point="0" svg:d="M8601 6257v1472" svg:viewBox="0 0 2 1475"><text:p/></draw:connector></draw:g><text:bookmark text:name="_GoBack"/>Triggers and Events</text:p>
      <text:p text:style-name="Standard"/>
      <text:p text:style-name="Standard"/>
      <text:p text:style-name="Standard"/>
      <text:p text:style-name="Standard"/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>A Trigger always includes one Timer, one Event, one Action Group, many Action items. </text:span><text:span text:style-name="T2">An action item is related to an actuator.</text:span></text:p>
      <text:p text:style-name="Standard"><text:span text:style-name="T2">A trigger </text:span><text:span text:style-name="T1">is On (currentstatus=1) when the Timer currentstatus = 1 and the Event currentstatus = 1</text:span></text:p>
      <text:p text:style-name="P1"/>
      <text:p text:style-name="Standard"><text:span text:style-name="T1">A Trigger can be one of these types </text:span></text:p>
      <text:list xml:id="list3464342164121810145" text:style-name="WWNum3">
        <text:list-item>
          <text:p text:style-name="P8"><text:span text:style-name="T1">0 = Local (the trigger is managed by the HUB. Commands to the remote nodes are sent is actions are required)</text:span></text:p>
        </text:list-item>
        <text:list-item>
          <text:p text:style-name="P9"><text:span text:style-name="T1">1 = Remote (the trigger is managed by the remote node</text:span><text:span text:style-name="T2">)</text:span><text:span text:style-name="T1"> <text:line-break/>On when the condition is in range. <text:line-break/></text:span><text:span text:style-name="T2">Off when the condition is out of range</text:span><text:span text:style-name="T1"><text:line-break/>On until a reset command is sent)</text:span></text:p>
        </text:list-item>
        <text:list-item>
          <text:p text:style-name="P9"><text:span text:style-name="T1">2 = Remote temporary (the trigger is managed by the remote node</text:span><text:span text:style-name="T2">)</text:span><text:span text:style-name="T1"><text:line-break/>On when the condition is in range<text:line-break/>Off when the condition is </text:span><text:span text:style-name="T2">out of</text:span><text:span text:style-name="T1"> range</text:span></text:p>
        </text:list-item>
        <text:list-item>
          <text:p text:style-name="P10"><text:span text:style-name="T1">3 = Remote toggle <text:s/>(the trigger is managed by the remote node</text:span><text:span text:style-name="T3">)<text:line-break/></text:span><text:span text:style-name="T1">On when the condition is in range<text:line-break/>Off when the condition is in range again</text:span></text:p>
        </text:list-item>
        <text:list-item>
          <text:p text:style-name="P8"><text:span text:style-name="T1">4 = Remote timer (the trigger is managed by the remote node</text:span><text:span text:style-name="T3">)<text:line-break/></text:span><text:span text:style-name="T1">On for n seconds when the condition is in range, then turn to Off</text:span></text:p>
        </text:list-item>
      </text:list>
      <text:p text:style-name="P1"/>
      <text:p text:style-name="Standard"><text:span text:style-name="T1">A Event is something that happens in a place and in a certain condition</text:span></text:p>
      <text:p text:style-name="Standard"><text:span text:style-name="T1">Es. In the bedroom (place) the temperature </text:span><text:span text:style-name="T4">(sensor) </text:span><text:span text:style-name="T1">is 20C° (condition)</text:span></text:p>
      <text:p text:style-name="Standard"><text:span text:style-name="T1">An event is linked to the Event Logic that can include one or more conditions (many conditions </text:span><text:span text:style-name="T4">are </text:span><text:span text:style-name="T1">supported only when the trigger type = 0)</text:span></text:p>
      <text:p text:style-name="Standard"><text:span text:style-name="T1">Es. <text:s/>In the bedroom (place) the temperature </text:span><text:span text:style-name="T4">(sensor)</text:span><text:span text:style-name="T1"> is 20°C (condition) AND </text:span><text:span text:style-name="T4">External (place)</text:span><text:span text:style-name="T1"> the temperature </text:span><text:span text:style-name="T4">(sensor)</text:span><text:span text:style-name="T1"> is less than 10°C</text:span></text:p>
      <text:p text:style-name="P1"/>
      <text:p text:style-name="P1"/>
      <text:p text:style-name="P1"/>
      <text:p text:style-name="Standard">Timers</text:p>
      <text:p text:style-name="P1"/>
      <text:p text:style-name="Standard"><text:span text:style-name="T1">A timer is composed by </text:span></text:p>
      <text:p text:style-name="Standard"><text:span text:style-name="T1">One daily timer, set the time period</text:span></text:p>
      <text:p text:style-name="Standard"><text:span text:style-name="T1">One weekly timer, set the week days</text:span></text:p>
      <text:p text:style-name="Standard"><text:span text:style-name="T1">One monthly timer, set the months</text:span></text:p>
      <text:p text:style-name="P1"><text:soft-page-break/></text:p>
      <text:p text:style-name="Standard"><text:span text:style-name="T1">Es. timer = morning, weekend, winter</text:span></text:p>
      <text:p text:style-name="Standard"><text:span text:style-name="T1">the timer is On from 00:00 to 12:00 on Saturday and Sunday on November, December, January, February, March, </text:span><text:span text:style-name="T5">otherwise is Off</text:span><text:span text:style-name="T1">. <text:s/></text:span></text:p>
      <text:p text:style-name="P1"/>
      <text:p text:style-name="Standard">Systems and Functions</text:p>
      <text:p text:style-name="P1"/>
      <text:p text:style-name="Standard"><text:span text:style-name="T1">A System is a group of sensors. Used to group sensors and events</text:span></text:p>
      <text:p text:style-name="Standard"><text:span text:style-name="T1">Es. Clima control, Alarm etc..</text:span></text:p>
      <text:p text:style-name="P1"/>
      <text:p text:style-name="Standard"><text:span text:style-name="T1">A Function is a group of triggers. Used to group triggers and actuators</text:span></text:p>
      <text:p text:style-name="Standard"><text:span text:style-name="T1">Es. All Off/On, Always, Back home</text:span></text:p>
      <text:p text:style-name="P1"/>
      <text:p text:style-name="Standard">Sensors and Actuators</text:p>
      <text:p text:style-name="P1"/>
      <text:p text:style-name="Standard"><text:span text:style-name="T6">A </text:span><text:span text:style-name="T7">sensor</text:span><text:span text:style-name="T6"> is an object whose purpose is to detect events or changes in its environment, and then provide a corresponding output. A sensor is a type of </text:span><text:a xlink:type="simple" xlink:href="https://en.wikipedia.org/wiki/Transducer" text:style-name="Internet_20_link" text:visited-style-name="Visited_20_Internet_20_Link"><text:span text:style-name="T8">transducer</text:span></text:a><text:span text:style-name="T6">; sensors may provide various types of output, but typically use electrical or optical signals. For example, a </text:span><text:a xlink:type="simple" xlink:href="https://en.wikipedia.org/wiki/Thermocouple" text:style-name="Internet_20_link" text:visited-style-name="Visited_20_Internet_20_Link"><text:span text:style-name="T8">thermocouple</text:span></text:a><text:span text:style-name="T6"> generates a known voltage (the output) in response to its temperature (the environment). A </text:span><text:a xlink:type="simple" xlink:href="https://en.wikipedia.org/wiki/Mercury-in-glass_thermometer" text:style-name="Internet_20_link" text:visited-style-name="Visited_20_Internet_20_Link"><text:span text:style-name="T8">mercury-in-glass thermometer</text:span></text:a><text:span text:style-name="T6">, similarly, converts measured temperature into expansion and contraction of a liquid, which can be read on a calibrated glass tube. (wikipedia)</text:span></text:p>
      <text:p text:style-name="P5"/>
      <text:p text:style-name="Standard"><text:span text:style-name="T6">Type of sensors</text:span></text:p>
      <text:p text:style-name="P5"/>
      <text:p text:style-name="Standard"><text:span text:style-name="T9">0<text:tab/>for internal use only</text:span></text:p>
      <text:p text:style-name="Standard"><text:span text:style-name="T9">1<text:tab/>Elettricity</text:span></text:p>
      <text:p text:style-name="Standard"><text:span text:style-name="T9">2<text:tab/>Gas</text:span></text:p>
      <text:p text:style-name="Standard"><text:span text:style-name="T9">3<text:tab/>Lux analog GA1A12S202</text:span></text:p>
      <text:p text:style-name="Standard"><text:span text:style-name="T9">4<text:tab/>Movement</text:span></text:p>
      <text:p text:style-name="Standard"><text:span text:style-name="T9">5<text:tab/>Pressure</text:span></text:p>
      <text:p text:style-name="Standard"><text:span text:style-name="T9">6<text:tab/>Noise</text:span></text:p>
      <text:p text:style-name="Standard"><text:span text:style-name="T9">7<text:tab/>Temp DHT21</text:span></text:p>
      <text:p text:style-name="Standard"><text:span text:style-name="T9">8<text:tab/>Temperature</text:span></text:p>
      <text:p text:style-name="Standard"><text:span text:style-name="T9">9<text:tab/>External Temp</text:span></text:p>
      <text:p text:style-name="Standard"><text:span text:style-name="T9">10<text:tab/>Umidity DH21</text:span></text:p>
      <text:p text:style-name="Standard"><text:span text:style-name="T9">11<text:tab/>External Umidity</text:span></text:p>
      <text:p text:style-name="Standard"><text:span text:style-name="T9">12<text:tab/>Pollution</text:span></text:p>
      <text:p text:style-name="P6"/>
      <text:p text:style-name="Standard"><text:span text:style-name="T9">A Actuator is a Electrical, hydraulic, or pneumatic device (such as a relay, </text:span><text:span text:style-name="T10">servo, remote control, motor etc...</text:span><text:span text:style-name="T9">) that controls the flow of material or power. Also called actuation device.</text:span></text:p>
      <text:p text:style-name="P6"/>
      <text:p text:style-name="Standard">Actuator types</text:p>
      <text:p text:style-name="Standard">1<text:tab/>Lamp</text:p>
      <text:p text:style-name="Standard">2<text:tab/>Ceiling lamp</text:p>
      <text:p text:style-name="Standard">3<text:tab/>Relay</text:p>
      <text:p text:style-name="Standard">4<text:tab/>Buzzer</text:p>
      <text:p text:style-name="Standard">5<text:tab/>Camera</text:p>
      <text:p text:style-name="Standard">6<text:tab/>Key</text:p>
      <text:p text:style-name="Standard">7<text:tab/>Plug</text:p>
      <text:p text:style-name="Standard">8<text:tab/>Servo</text:p>
      <text:p text:style-name="Standard">9<text:tab/>LED Analog</text:p>
      <text:p text:style-name="Standard">10<text:tab/>Inactive</text:p>
      <text:p text:style-name="Standard">11<text:tab/>Socket</text:p>
      <text:p text:style-name="Standard">12<text:tab/>Door</text:p>
      <text:p text:style-name="Standard">13<text:tab/>Switch</text:p>
      <text:p text:style-name="Standard">14<text:tab/>Table lamp</text:p>
      <text:p text:style-name="Standard"><text:soft-page-break/>15<text:tab/>Window</text:p>
      <text:p text:style-name="Standard">16<text:tab/>Air conditioner</text:p>
      <text:p text:style-name="Standard">17<text:tab/>Fan</text:p>
      <text:p text:style-name="P6"/>
      <text:p text:style-name="P2">An actuator <text:span text:style-name="T11">type </text:span>can have methods to define the things the actuator can do.</text:p>
      <text:p text:style-name="P2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office:value-type="string">
            <text:p text:style-name="P12">0</text:p>
          </table:table-cell>
          <table:table-cell office:value-type="string">
            <text:p text:style-name="P12">Mandatory</text:p>
          </table:table-cell>
          <table:table-cell office:value-type="string">
            <text:p text:style-name="P2">On/Off (it is the default for all actuators)</text:p>
          </table:table-cell>
        </table:table-row>
        <table:table-row>
          <table:table-cell office:value-type="string">
            <text:p text:style-name="P12">1</text:p>
          </table:table-cell>
          <table:table-cell office:value-type="string">
            <text:p text:style-name="P12">Optional</text:p>
          </table:table-cell>
          <table:table-cell office:value-type="string">
            <text:p text:style-name="P12">Dimmer</text:p>
          </table:table-cell>
        </table:table-row>
        <table:table-row>
          <table:table-cell office:value-type="string">
            <text:p text:style-name="P12">2</text:p>
          </table:table-cell>
          <table:table-cell office:value-type="string">
            <text:p text:style-name="P12">Optional</text:p>
          </table:table-cell>
          <table:table-cell office:value-type="string">
            <text:p text:style-name="P12">Range</text:p>
          </table:table-cell>
        </table:table-row>
        <table:table-row>
          <table:table-cell office:value-type="string">
            <text:p text:style-name="P12">3</text:p>
          </table:table-cell>
          <table:table-cell office:value-type="string">
            <text:p text:style-name="P12">Optional</text:p>
          </table:table-cell>
          <table:table-cell office:value-type="string">
            <text:p text:style-name="P12">AC fan 1</text:p>
          </table:table-cell>
        </table:table-row>
        <table:table-row>
          <table:table-cell office:value-type="string">
            <text:p text:style-name="P12">4</text:p>
          </table:table-cell>
          <table:table-cell office:value-type="string">
            <text:p text:style-name="P12">Optional</text:p>
          </table:table-cell>
          <table:table-cell office:value-type="string">
            <text:p text:style-name="P12">AC fan 2</text:p>
          </table:table-cell>
        </table:table-row>
        <table:table-row>
          <table:table-cell office:value-type="string">
            <text:p text:style-name="P12">5</text:p>
          </table:table-cell>
          <table:table-cell office:value-type="string">
            <text:p text:style-name="P12">Optional</text:p>
          </table:table-cell>
          <table:table-cell office:value-type="string">
            <text:p text:style-name="P12">AC fan 3</text:p>
          </table:table-cell>
        </table:table-row>
        <table:table-row>
          <table:table-cell office:value-type="string">
            <text:p text:style-name="P12">6</text:p>
          </table:table-cell>
          <table:table-cell office:value-type="string">
            <text:p text:style-name="P12">Optional</text:p>
          </table:table-cell>
          <table:table-cell office:value-type="string">
            <text:p text:style-name="P12">AC Fan Auto</text:p>
          </table:table-cell>
        </table:table-row>
        <table:table-row>
          <table:table-cell office:value-type="string">
            <text:p text:style-name="P12">7</text:p>
          </table:table-cell>
          <table:table-cell office:value-type="string">
            <text:p text:style-name="P12">Optional</text:p>
          </table:table-cell>
          <table:table-cell office:value-type="string">
            <text:p text:style-name="P12">AC Mode Cool</text:p>
          </table:table-cell>
        </table:table-row>
        <table:table-row>
          <table:table-cell office:value-type="string">
            <text:p text:style-name="P12">8</text:p>
          </table:table-cell>
          <table:table-cell office:value-type="string">
            <text:p text:style-name="P12">Optional</text:p>
          </table:table-cell>
          <table:table-cell office:value-type="string">
            <text:p text:style-name="P12">AC Mode Dry</text:p>
          </table:table-cell>
        </table:table-row>
        <table:table-row>
          <table:table-cell office:value-type="string">
            <text:p text:style-name="P12">9</text:p>
          </table:table-cell>
          <table:table-cell office:value-type="string">
            <text:p text:style-name="P12">Optional</text:p>
          </table:table-cell>
          <table:table-cell office:value-type="string">
            <text:p text:style-name="P12">AC Mode Heat</text:p>
          </table:table-cell>
        </table:table-row>
        <table:table-row>
          <table:table-cell office:value-type="string">
            <text:p text:style-name="P12">10</text:p>
          </table:table-cell>
          <table:table-cell office:value-type="string">
            <text:p text:style-name="P12">Optional</text:p>
          </table:table-cell>
          <table:table-cell office:value-type="string">
            <text:p text:style-name="P12">AC Mode Auto</text:p>
          </table:table-cell>
        </table:table-row>
        <table:table-row>
          <table:table-cell office:value-type="string">
            <text:p text:style-name="P12">11</text:p>
          </table:table-cell>
          <table:table-cell office:value-type="string">
            <text:p text:style-name="P12">Optional</text:p>
          </table:table-cell>
          <table:table-cell office:value-type="string">
            <text:p text:style-name="P12">AC Temperature</text:p>
          </table:table-cell>
        </table:table-row>
        <table:table-row>
          <table:table-cell office:value-type="string">
            <text:p text:style-name="P12">12</text:p>
          </table:table-cell>
          <table:table-cell office:value-type="string">
            <text:p text:style-name="P12">Optional</text:p>
          </table:table-cell>
          <table:table-cell office:value-type="string">
            <text:p text:style-name="P12">AC Swing</text:p>
          </table:table-cell>
        </table:table-row>
      </table:table>
      <text:p text:style-name="P2"/>
      <text:p text:style-name="P2"/>
      <text:p text:style-name="P1"/>
      <text:p text:style-name="P3"><text:span text:style-name="T12">Environment </text:span>Hierarchy</text:p>
      <text:p text:style-name="P4"/>
      <text:p text:style-name="Standard"><draw:g text:anchor-type="paragraph" draw:z-index="1" draw:style-name="gr1"><draw:custom-shape draw:name="TextBox 3" draw:style-name="gr13" draw:text-style-name="P14" xml:id="id7" draw:id="id7" svg:width="4.4cm" svg:height="0.929cm" svg:x="0.002cm" svg:y="0.002cm"><text:p text:style-name="P13"><text:span text:style-name="T13">Environment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Box 4" draw:style-name="gr14" draw:text-style-name="P14" xml:id="id11" draw:id="id11" svg:width="3.603cm" svg:height="0.927cm" svg:x="11.3cm" svg:y="5.181cm"><text:p text:style-name="P13"><text:span text:style-name="T13">Actuator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Box 5" draw:style-name="gr15" draw:text-style-name="P14" xml:id="id9" draw:id="id9" svg:width="3.603cm" svg:height="0.929cm" svg:x="9.102cm" svg:y="2.205cm"><text:p text:style-name="P13"><text:span text:style-name="T13">Nod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Box 6" draw:style-name="gr16" draw:text-style-name="P14" xml:id="id10" draw:id="id10" svg:width="3.603cm" svg:height="0.929cm" svg:x="6.991cm" svg:y="5.177cm"><text:p text:style-name="P13"><text:span text:style-name="T13">Senso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Box 7" draw:style-name="gr17" draw:text-style-name="P14" xml:id="id8" draw:id="id8" svg:width="2.968cm" svg:height="0.929cm" svg:x="5.301cm" svg:y="1.08cm"><text:p text:style-name="P13"><text:span text:style-name="T13">Room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onnector draw:style-name="gr18" draw:text-style-name="P20" svg:x1="4.401cm" svg:y1="0.466cm" svg:x2="6.784cm" svg:y2="1.08cm" draw:start-shape="id7" draw:start-glue-point="1" draw:end-shape="id8" draw:end-glue-point="0" svg:d="M4401 466h2383v614" svg:viewBox="0 0 2385 616"><text:p/></draw:connector><draw:connector draw:style-name="gr19" draw:text-style-name="P21" svg:x1="8.268cm" svg:y1="1.544cm" svg:x2="10.904cm" svg:y2="2.206cm" draw:start-shape="id8" draw:start-glue-point="1" draw:end-shape="id9" svg:d="M8268 1544h2636v662" svg:viewBox="0 0 2637 663"><text:p/></draw:connector><draw:connector draw:style-name="gr20" draw:text-style-name="P22" svg:x1="10.903cm" svg:y1="3.133cm" svg:x2="8.791cm" svg:y2="5.177cm" draw:start-shape="id9" draw:start-glue-point="2" draw:end-shape="id10" draw:end-glue-point="0" svg:d="M10903 3133v1023h-2112v1021" svg:viewBox="0 0 2113 2046"><text:p/></draw:connector><draw:connector draw:style-name="gr21" draw:text-style-name="P23" svg:x1="10.903cm" svg:y1="3.133cm" svg:x2="13.1cm" svg:y2="5.181cm" draw:start-shape="id9" draw:start-glue-point="2" draw:end-shape="id11" draw:end-glue-point="0" svg:d="M10903 3133v1023h2197v1025" svg:viewBox="0 0 2200 2050"><text:p/></draw:connector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Calibri" svg:font-family="Calibri"/>
    <style:font-face style:name="Cambria2" svg:font-family="Cambria"/>
    <style:font-face style:name="FreeSans1" svg:font-family="FreeSans" style:font-family-generic="swiss"/>
    <style:font-face style:name="Cambria1" svg:font-family="Cambria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Liberation Sans1" svg:font-family="'Liberation Sans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11cm" draw:rotation="0"/>
    <draw:hatch draw:name="Hatching_20_47" draw:display-name="Hatching 47" draw:style="single" draw:color="#3465a4" draw:distance="0.011cm" draw:rotation="0"/>
    <draw:hatch draw:name="Hatching_20_48" draw:display-name="Hatching 48" draw:style="single" draw:color="#3465a4" draw:distance="0.011cm" draw:rotation="0"/>
    <draw:hatch draw:name="Hatching_20_49" draw:display-name="Hatching 49" draw:style="single" draw:color="#3465a4" draw:distance="0.011cm" draw:rotation="0"/>
    <draw:hatch draw:name="Hatching_20_50" draw:display-name="Hatching 50" draw:style="single" draw:color="#3465a4" draw:distance="0.011cm" draw:rotation="0"/>
    <draw:hatch draw:name="Hatching_20_51" draw:display-name="Hatching 51" draw:style="single" draw:color="#3465a4" draw:distance="0.011cm" draw:rotation="0"/>
    <draw:hatch draw:name="Hatching_20_52" draw:display-name="Hatching 52" draw:style="single" draw:color="#3465a4" draw:distance="0.011cm" draw:rotation="0"/>
    <draw:hatch draw:name="Hatching_20_53" draw:display-name="Hatching 53" draw:style="single" draw:color="#3465a4" draw:distance="0.011cm" draw:rotation="0"/>
    <draw:hatch draw:name="Hatching_20_54" draw:display-name="Hatching 54" draw:style="single" draw:color="#3465a4" draw:distance="0.011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msArrowOpenEnd_20_5" draw:display-name="msArrowOpenEnd 5" svg:viewBox="0 0 450 450" svg:d="M225 0l225 409-68 41-157-288-158 288-67-41z"/>
    <draw:stroke-dash draw:name="Dash_20_10" draw:display-name="Dash 10" draw:style="rect" draw:dots1="1" draw:dots1-length="0.011cm" draw:dots2="1" draw:dots2-length="0.011cm" draw:distance="0.011cm"/>
    <draw:stroke-dash draw:name="Dash_20_11" draw:display-name="Dash 11" draw:style="rect" draw:dots1="1" draw:dots1-length="0.011cm" draw:dots2="1" draw:dots2-length="0.011cm" draw:distance="0.011cm"/>
    <draw:stroke-dash draw:name="Dash_20_12" draw:display-name="Dash 12" draw:style="rect" draw:dots1="1" draw:dots1-length="0.011cm" draw:dots2="1" draw:dots2-length="0.011cm" draw:distance="0.011cm"/>
    <draw:stroke-dash draw:name="Dash_20_4" draw:display-name="Dash 4" draw:style="rect" draw:dots1="1" draw:dots1-length="0.011cm" draw:dots2="1" draw:dots2-length="0.011cm" draw:distance="0.011cm"/>
    <draw:stroke-dash draw:name="Dash_20_5" draw:display-name="Dash 5" draw:style="rect" draw:dots1="1" draw:dots1-length="0.011cm" draw:dots2="1" draw:dots2-length="0.011cm" draw:distance="0.011cm"/>
    <draw:stroke-dash draw:name="Dash_20_6" draw:display-name="Dash 6" draw:style="rect" draw:dots1="1" draw:dots1-length="0.011cm" draw:dots2="1" draw:dots2-length="0.011cm" draw:distance="0.011cm"/>
    <draw:stroke-dash draw:name="Dash_20_7" draw:display-name="Dash 7" draw:style="rect" draw:dots1="1" draw:dots1-length="0.011cm" draw:dots2="1" draw:dots2-length="0.011cm" draw:distance="0.011cm"/>
    <draw:stroke-dash draw:name="Dash_20_8" draw:display-name="Dash 8" draw:style="rect" draw:dots1="1" draw:dots1-length="0.011cm" draw:dots2="1" draw:dots2-length="0.011cm" draw:distance="0.011cm"/>
    <draw:stroke-dash draw:name="Dash_20_9" draw:display-name="Dash 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it" fo:country="IT" style:letter-kerning="true" style:font-name-asian="ＭＳ 明朝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2pt" fo:language="it" fo:country="IT" style:letter-kerning="true" style:font-name-asian="ＭＳ 明朝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" fo:font-family="Times" style:font-family-generic="roman" style:font-pitch="variable" fo:font-size="10pt" style:font-size-asian="10pt" style:font-name-complex="Times New Roman" style:font-family-complex="'Times New Roman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o Parenti</meta:initial-creator>
    <meta:editing-cycles>22</meta:editing-cycles>
    <meta:creation-date>2016-01-22T20:29:00</meta:creation-date>
    <dc:date>2016-07-17T13:11:43.749968329</dc:date>
    <meta:editing-duration>PT52M23S</meta:editing-duration>
    <meta:generator>LibreOffice/5.0.6.2$Linux_x86 LibreOffice_project/00m0$Build-2</meta:generator>
    <meta:document-statistic meta:table-count="1" meta:image-count="0" meta:object-count="0" meta:page-count="3" meta:paragraph-count="101" meta:word-count="629" meta:character-count="3382" meta:non-whitespace-character-count="285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